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819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2" table:table="0">
          <office:change-info>
            <dc:creator>Bob Jacobsen</dc:creator>
            <dc:date>2010-08-11T04:00:05</dc:date>
          </office:change-info>
        </table:insertion>
        <table:insertion table:id="ct3" table:acceptance-state="accepted" table:type="row" table:position="11" table:table="0">
          <office:change-info>
            <dc:creator>Bob Jacobsen</dc:creator>
            <dc:date>2010-08-11T04:00:07</dc:date>
          </office:change-info>
        </table:insertion>
        <table:insertion table:id="ct4" table:acceptance-state="accepted" table:type="row" table:position="10" table:table="0">
          <office:change-info>
            <dc:creator>Bob Jacobsen</dc:creator>
            <dc:date>2010-08-11T04:00:08</dc:date>
          </office:change-info>
        </table:insertion>
        <table:insertion table:id="ct5" table:acceptance-state="accepted" table:type="row" table:position="9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9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9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9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9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9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19" table:start-table="0" table:end-column="1024" table:end-row="19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9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17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27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9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14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14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29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9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27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29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9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27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14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29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9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14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4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29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Well-known Event R</text:span><text:span text:style-name="T2">eserved UID</text:span><text:span text:style-name="T1">*</text:span>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12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2-06-06T12:25:48</dc:date>
    <dc:creator>Bob Jacobsen</dc:creator>
    <meta:editing-duration>PT44M39S</meta:editing-duration>
    <meta:editing-cycles>27</meta:editing-cycles>
    <meta:generator>OpenOffice.org/3.3$Unix OpenOffice.org_project/330m20$Build-9567</meta:generator>
    <meta:printed-by>Bob Jacobsen</meta:printed-by>
    <meta:print-date>2010-07-11T14:13:17</meta:print-date>
    <meta:document-statistic meta:table-count="3" meta:cell-count="26" meta:object-count="0"/>
  </office:meta>
</office:document-meta>
</file>